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roman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odt document</text:p>
      <text:p text:style-name="Normal">Labeeskneez</text:p>
      <text:p text:style-name="Normal">Wawaweewa</text:p>
      <text:p text:style-name="Normal">Lorem ipsum</text:p>
      <text:p text:style-name="Normal">You got games on your phone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roman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odtTitle</dc:title>
    <dc:description/>
    <dc:subject>odt</dc:subject>
    <meta:initial-creator>testAuthor</meta:initial-creator>
    <dc:creator>salexa03@student.ubc.ca</dc:creator>
    <meta:creation-date>2025-11-03T00:38:00Z</meta:creation-date>
    <dc:date>2025-11-03T00:40:00Z</dc:date>
    <meta:template xlink:href="Normal.dotm" xlink:type="simple"/>
    <meta:editing-cycles>2</meta:editing-cycles>
    <meta:editing-duration>PT60S</meta:editing-duration>
    <meta:document-statistic meta:page-count="1" meta:paragraph-count="5" meta:word-count="16" meta:character-count="86" meta:row-count="5" meta:non-whitespace-character-count="75"/>
  </office:meta>
</office:document-meta>
</file>